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53cm" fo:min-width="2.133cm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3.002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53cm" fo:min-width="2.765cm" fo:padding-top="0.139cm" fo:padding-bottom="0.139cm" fo:padding-left="0.264cm" fo:padding-right="0.264cm"/>
    </style:style>
    <style:style style:name="gr7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P1" style:family="paragraph">
      <loext:graphic-properties draw:fill="none" draw:fill-color="#ffffff"/>
      <style:text-properties style:font-name="Couri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style:font-name="Couri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0.883cm" svg:height="0.886cm" svg:x="4.669cm" svg:y="1.079cm">
            <draw:text-box>
              <text:p><text:span text:style-name="T1">1</text:span></text:p>
            </draw:text-box>
          </draw:frame>
          <draw:custom-shape draw:style-name="gr2" draw:text-style-name="P2" draw:layer="layout" svg:width="2.661cm" svg:height="1.231cm" svg:x="4.172cm" svg:y="0.88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5.868cm" svg:y1="0.881cm" svg:x2="5.868cm" svg:y2="2.117cm">
            <text:p/>
          </draw:line>
        </draw:g>
        <draw:g>
          <draw:frame draw:style-name="gr4" draw:text-style-name="P1" draw:layer="layout" svg:width="0.883cm" svg:height="0.886cm" svg:x="8.86cm" svg:y="1.079cm">
            <draw:text-box>
              <text:p><text:span text:style-name="T1">2</text:span></text:p>
            </draw:text-box>
          </draw:frame>
          <draw:custom-shape draw:style-name="gr2" draw:text-style-name="P2" draw:layer="layout" svg:width="2.661cm" svg:height="1.231cm" svg:x="8.363cm" svg:y="0.8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" draw:text-style-name="P2" draw:layer="layout" svg:x1="10.059cm" svg:y1="0.881cm" svg:x2="10.059cm" svg:y2="2.117cm">
            <text:p/>
          </draw:line>
        </draw:g>
        <draw:g>
          <draw:frame draw:style-name="gr5" draw:text-style-name="P1" draw:layer="layout" svg:width="3.116cm" svg:height="0.886cm" svg:x="12.632cm" svg:y="1.079cm">
            <draw:text-box>
              <text:p><text:span text:style-name="T1">hello</text:span></text:p>
            </draw:text-box>
          </draw:frame>
          <draw:custom-shape draw:style-name="gr6" draw:text-style-name="P2" draw:layer="layout" svg:width="3.293cm" svg:height="1.231cm" svg:x="12.554cm" svg:y="0.88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14.982cm" svg:y1="0.881cm" svg:x2="14.982cm" svg:y2="2.117cm">
            <text:p/>
          </draw:line>
        </draw:g>
        <draw:line draw:style-name="gr7" draw:text-style-name="P2" draw:layer="layout" svg:x1="6.834cm" svg:y1="1.499cm" svg:x2="8.363cm" svg:y2="1.499cm">
          <text:p/>
        </draw:line>
        <draw:line draw:style-name="gr7" draw:text-style-name="P2" draw:layer="layout" svg:x1="11.025cm" svg:y1="1.499cm" svg:x2="12.553cm" svg:y2="1.499cm">
          <text:p/>
        </draw:line>
        <draw:line draw:style-name="gr7" draw:text-style-name="P2" draw:layer="layout" svg:x1="2.637cm" svg:y1="1.499cm" svg:x2="4.166cm" svg:y2="1.499cm">
          <text:p/>
        </draw:line>
        <draw:frame draw:style-name="gr1" draw:text-style-name="P3" draw:layer="layout" svg:width="2.013cm" svg:height="0.962cm" svg:x="0.811cm" svg:y="0.986cm">
          <draw:text-box>
            <text:p>Hea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7cm" fo:page-height="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tto Linnemann</meta:initial-creator>
    <meta:creation-date>2020-02-22T15:16:05.527751383</meta:creation-date>
    <dc:date>2020-02-22T15:30:29.511754096</dc:date>
    <dc:creator>Otto Linnemann</dc:creator>
    <meta:editing-duration>PT3M51S</meta:editing-duration>
    <meta:editing-cycles>2</meta:editing-cycles>
    <meta:generator>LibreOffice/6.1.3.2$MacOSX_X86_64 LibreOffice_project/86daf60bf00efa86ad547e59e09d6bb77c699acb</meta:generator>
    <meta:document-statistic meta:object-count="16"/>
  </office:meta>
</office:document-meta>
</file>